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r</mi>
                <mi>w</mi>
              </msub>
              <mo stretchy="false">=</mo>
              <mi mathvariant="italic">mi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i mathvariant="italic">max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sub>
                <mi>w</mi>
                <mi mathvariant="italic">rx</mi>
              </msub>
              <mo stretchy="false">=</mo>
              <mo stretchy="false">{</mo>
            </mrow>
            <msub>
              <mi>w</mi>
              <mi>r</mi>
            </msub>
            <mi mathvariant="normal">:</mi>
            <mrow>
              <msub>
                <mi>r</mi>
                <mi>w</mi>
              </msub>
              <mo stretchy="false">−</mo>
              <msub>
                <mi>w</mi>
                <mi>r</mi>
              </msub>
            </mrow>
            <mo stretchy="false">}</mo>
          </mrow>
        </mtd>
      </mtr>
    </mtable>
    <annotation encoding="StarMath 5.0">alignl stack{ r_{w} = min(C) + max(C) # w_{rx} = \{ w_{r} : r_{w} - w_{r} \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52:24.565671026</meta:creation-date>
    <dc:date>2019-03-19T11:22:09.350184394</dc:date>
    <meta:editing-duration>PT5M46S</meta:editing-duration>
    <meta:editing-cycles>2</meta:editing-cycles>
    <meta:generator>LibreOffice/6.0.7.3$Linux_X86_64 LibreOffice_project/00m0$Build-3</meta:generator>
  </office:meta>
</office:document-meta>
</file>